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69ca7" officeooo:paragraph-rsid="00169ca7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3pt" fo:font-weight="bold" officeooo:rsid="00169ca7" officeooo:paragraph-rsid="00169ca7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69ca7" officeooo:paragraph-rsid="00169ca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rsid="00169ca7" officeooo:paragraph-rsid="00169ca7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75dc5" officeooo:paragraph-rsid="0019b26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75dc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bd71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9b26f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bd71b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1b07df" officeooo:paragraph-rsid="001b07df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3pt" fo:font-weight="normal" officeooo:rsid="001b07df" officeooo:paragraph-rsid="001b07df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ba45b" officeooo:paragraph-rsid="001ba45b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20pt" fo:font-weight="bold" officeooo:rsid="00175dc5" officeooo:paragraph-rsid="00175dc5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75dc5" officeooo:paragraph-rsid="00175dc5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size="20pt" fo:font-weight="bold" officeooo:rsid="0019b26f" officeooo:paragraph-rsid="0019b26f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19b26f" officeooo:paragraph-rsid="0019b26f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20pt" fo:font-weight="bold" officeooo:rsid="001ba45b" officeooo:paragraph-rsid="001ba45b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0pt" fo:font-weight="bold" officeooo:rsid="001ba45b" officeooo:paragraph-rsid="001ba45b" style:font-size-asian="17.5pt" style:font-weight-asian="bold" style:font-size-complex="20pt" style:font-weight-complex="bold"/>
    </style:style>
    <style:style style:name="T1" style:family="text">
      <style:text-properties officeooo:rsid="00169ca7"/>
    </style:style>
    <style:style style:name="T2" style:family="text">
      <style:text-properties officeooo:rsid="0019b26f"/>
    </style:style>
    <style:style style:name="T3" style:family="text">
      <style:text-properties officeooo:rsid="001b07df"/>
    </style:style>
    <style:style style:name="T4" style:family="text">
      <style:text-properties officeooo:rsid="001bd71b"/>
    </style:style>
    <style:style style:name="T5" style:family="text">
      <style:text-properties officeooo:rsid="001d475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rmal Debug Requirement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his page was intentionally left blank</text:p>
      <text:p text:style-name="P23">Debug Target Requirements</text:p>
      <text:p text:style-name="P24"/>
      <text:p text:style-name="P5"><text:tab/><text:span text:style-name="T2">Class Name: ThermalDbgStream</text:span></text:p>
      <text:p text:style-name="P5"/>
      <text:p text:style-name="P5"><text:tab/>Overview: The goal of the Debug Target is to provide a code library / class that allows you to integrate advanced algorithmic debugging directly into your project. Where the goal is to intercept bit-wise and mathematical operations and write into a formatted file the changes in data relative to an output buffer. </text:p>
      <text:p text:style-name="P6"/>
      <text:p text:style-name="P6"><text:tab/>Requirements:</text:p>
      <text:list text:style-name="L1">
        <text:list-item>
          <text:p text:style-name="P8">Needs to be able to create an “algorithm stream”</text:p>
        </text:list-item>
        <text:list-item>
          <text:p text:style-name="P8">Use terminal colors to track permutations and \r to animate them.</text:p>
        </text:list-item>
        <text:list-item>
          <text:p text:style-name="P8">Need to be able to create “steps” and add them to an algorithm stream</text:p>
        </text:list-item>
        <text:list-item>
          <text:p text:style-name="P8">Need to be able to add “operation” to a step </text:p>
        </text:list-item>
        <text:list-item>
          <text:p text:style-name="P8">need to be able to mark the end of adding operations to a step, generate ted data.</text:p>
        </text:list-item>
        <text:list-item>
          <text:p text:style-name="P8">Need to be able to mark the end of a step, generate ted data.</text:p>
        </text:list-item>
        <text:list-item>
          <text:p text:style-name="P8">Need to be able to mark the end of a stream, generate ted data and write to file.</text:p>
        </text:list-item>
        <text:list-item>
          <text:p text:style-name="P16">Easy dump disable </text:p>
        </text:list-item>
      </text:list>
      <text:p text:style-name="P7"/>
      <text:p text:style-name="P7"/>
      <text:p text:style-name="P7"><text:tab/>Further Breakdown:</text:p>
      <text:p text:style-name="P7"><text:tab/>Algorithm Stream - </text:p>
      <text:p text:style-name="P7"><text:tab/><text:tab/>An algorithm stream is made of:</text:p>
      <text:list text:style-name="L2">
        <text:list-item>
          <text:p text:style-name="P9">Algorithm Name</text:p>
        </text:list-item>
        <text:list-item>
          <text:p text:style-name="P9">Algorithm Description</text:p>
        </text:list-item>
        <text:list-item>
          <text:p text:style-name="P20">line number range</text:p>
        </text:list-item>
        <text:list-item>
          <text:p text:style-name="P9">Step Count</text:p>
        </text:list-item>
        <text:list-item>
          <text:p text:style-name="P9">Output Buffer</text:p>
        </text:list-item>
      </text:list>
      <text:p text:style-name="P7"><text:tab/>Step -</text:p>
      <text:p text:style-name="P7"><text:tab/><text:tab/>A step is made of:</text:p>
      <text:list text:style-name="L3">
        <text:list-item>
          <text:p text:style-name="P10">Step Name</text:p>
        </text:list-item>
        <text:list-item>
          <text:p text:style-name="P10">Step Description</text:p>
        </text:list-item>
        <text:list-item>
          <text:p text:style-name="P19">line number range</text:p>
        </text:list-item>
        <text:list-item>
          <text:p text:style-name="P10">Operation Count</text:p>
        </text:list-item>
        <text:list-item>
          <text:p text:style-name="P10">Operation Chain</text:p>
        </text:list-item>
        <text:list-item>
          <text:p text:style-name="P10">Notes</text:p>
        </text:list-item>
      </text:list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><text:soft-page-break/><text:tab/>Operator -</text:p>
      <text:p text:style-name="P7"><text:tab/><text:tab/>An operator is made of:</text:p>
      <text:list text:style-name="L4">
        <text:list-item>
          <text:p text:style-name="P11">Operation Name</text:p>
        </text:list-item>
        <text:list-item>
          <text:p text:style-name="P11">Operation Description</text:p>
        </text:list-item>
        <text:list-item>
          <text:p text:style-name="P18">line number</text:p>
        </text:list-item>
        <text:list-item>
          <text:p text:style-name="P11">Inputs</text:p>
        </text:list-item>
        <text:list-item>
          <text:p text:style-name="P11">Outputs</text:p>
        </text:list-item>
      </text:list>
      <text:p text:style-name="P25">Thermel Emissions Dump</text:p>
      <text:p text:style-name="P26"/>
      <text:p text:style-name="P14"><text:tab/><text:span text:style-name="T4">File Type Name: .ted, thermal emissions dump</text:span></text:p>
      <text:p text:style-name="P14"/>
      <text:p text:style-name="P14"><text:tab/>Goal: Create a file format that can be used to store all the operations that occur in a defined algorithm.</text:p>
      <text:p text:style-name="P13"/>
      <text:p text:style-name="P13"><text:span text:style-name="T3">A| </text:span>Magic Number : 0b1010 1100 1110 0010 <text:s/>| 2 bytes</text:p>
      <text:p text:style-name="P15">B| 8bit algo name size</text:p>
      <text:p text:style-name="P15">C| algo name</text:p>
      <text:p text:style-name="P15">D| 4 byte step count</text:p>
      <text:p text:style-name="P15">E| 4 byte output size</text:p>
      <text:p text:style-name="P15">F| outputbuffer</text:p>
      <text:p text:style-name="P15">G| Step Size</text:p>
      <text:p text:style-name="P15">H| Step</text:p>
      <text:p text:style-name="P15"><text:tab/>I| operation count</text:p>
      <text:p text:style-name="P15"><text:tab/>J| operation size</text:p>
      <text:p text:style-name="P15"><text:tab/>K| operation</text:p>
      <text:p text:style-name="P15"/>
      <text:p text:style-name="P15"/>
      <text:p text:style-name="P27">Thermal Debug Requirements</text:p>
      <text:p text:style-name="P28"/>
      <text:p text:style-name="P17"><text:tab/><text:span text:style-name="T4">Goal: Pares a .ted file and generate an interactive replay of the algorithm in action</text:span></text:p>
      <text:p text:style-name="P17"/>
      <text:p text:style-name="P17"><text:tab/><text:span text:style-name="T4">Requirements:</text:span></text:p>
      <text:list text:style-name="L5">
        <text:list-item>
          <text:p text:style-name="P21">Take in x .ted files in as argument inputs</text:p>
        </text:list-item>
        <text:list-item>
          <text:p text:style-name="P21">process each ted file into an algorithm stream</text:p>
        </text:list-item>
        <text:list-item>
          <text:p text:style-name="P21">allow for running each stream in singles and together</text:p>
        </text:list-item>
        <text:list-item>
          <text:p text:style-name="P21">allow for defining the number of bits to frame per operation and per step</text:p>
        </text:list-item>
        <text:list-item>
          <text:p text:style-name="P21">Play through the stream relative to the output, and operations associated with it.</text:p>
        </text:list-item>
        <text:list-item>
          <text:p text:style-name="P21">Add offset for streams running together</text:p>
        </text:list-item>
        <text:list-item>
          <text:p text:style-name="P21"><text:span text:style-name="T5">Allow</text:span> stream<text:span text:style-name="T5">s to be</text:span> inver<text:span text:style-name="T5">ted and synchronized via offset.</text:span></text:p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69c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Thermal Debug Requirements<text:tab/><text:tab/></text:span><text:span text:style-name="MT1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7:54:55.127244625</meta:creation-date>
    <dc:date>2026-01-20T18:43:41.737314240</dc:date>
    <meta:editing-duration>PT48M43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6" meta:paragraph-count="63" meta:word-count="416" meta:character-count="2255" meta:non-whitespace-character-count="1905"/>
  </office:meta>
</office:document-meta>
</file>